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style:tab-stops>
          <style:tab-stop style:position="2.223cm"/>
        </style:tab-stops>
      </style:paragraph-properties>
    </style:style>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ibbla Användarmanual</text:h>
      <text:p text:style-name="Text_20_body">Version 0.1</text:p>
      <text:p text:style-name="Text_20_body">2012-10-08</text:p>
      <text:h text:style-name="Heading_20_3" text:outline-level="3">Att använda appen</text:h>
      <text:p text:style-name="Text_20_body">Appen består av tre flikar: Sök, Lån och Bibliotek.</text:p>
      <text:p text:style-name="P1"><text:span text:style-name="T1">Sök</text:span><text:tab/>Sök bland alla böcker och annan media som finns på Göteborgs bibliotek.</text:p>
      <text:p text:style-name="P1"><text:span text:style-name="T1">Lån</text:span><text:tab/>Logga in och hantera reservationer och utstående lån.</text:p>
      <text:p text:style-name="P1"><text:span text:style-name="T1">Bibliotek</text:span><text:tab/>Se öppettider, adresser och annan information om biblioteken i Göteborg.</text:p>
      <text:h text:style-name="Heading_20_3" text:outline-level="3">Söka efter en bok</text:h>
      <text:p text:style-name="Text_20_body">Skriv in en titel eller författare som du vill söka på och tryck på Sök. Bland resultaten som kommer upp kan du trycka på en viss bok för att läsa mer om 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ld </meta:initial-creator>
    <meta:creation-date>2012-10-08T19:57:42</meta:creation-date>
    <dc:date>2012-10-08T19:59:41</dc:date>
    <dc:creator>Arild </dc:creator>
    <meta:editing-duration>P0D</meta:editing-duration>
    <meta:editing-cycles>1</meta:editing-cycles>
    <meta:document-statistic meta:table-count="0" meta:image-count="0" meta:object-count="0" meta:page-count="1" meta:paragraph-count="10" meta:word-count="87" meta:character-count="499" meta:non-whitespace-character-count="422"/>
    <meta:generator>LibreOffice/3.5$Linux_X86_64 LibreOffice_project/350m1$Build-2</meta:generator>
  </office:meta>
</office:document-meta>
</file>